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5F9000000C9F0140E06.wmf"/>
  <manifest:file-entry manifest:media-type="" manifest:full-path="Pictures/2000000700000FB5000000C94FDA4EAC.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code">
      <style:paragraph-properties fo:orphans="2" fo:widows="2"/>
    </style:style>
    <style:style style:name="P3" style:family="paragraph" style:parent-style-name="Standard">
      <style:paragraph-properties fo:margin-top="0in" fo:margin-bottom="0in" fo:orphans="2" fo:widows="2"/>
    </style:style>
    <style:style style:name="P4" style:family="paragraph" style:parent-style-name="Standard">
      <style:paragraph-properties fo:margin-top="0in" fo:margin-bottom="1in" style:line-height-at-least="0.139in" fo:orphans="2" fo:widows="2"/>
    </style:style>
    <style:style style:name="P5" style:family="paragraph" style:parent-style-name="Standard">
      <style:paragraph-properties fo:margin-top="0.1665in" fo:margin-bottom="0in" style:line-height-at-least="0.139in" fo:orphans="2" fo:widows="2" fo:keep-with-next="always"/>
    </style:style>
    <style:style style:name="P6" style:family="paragraph" style:parent-style-name="code">
      <style:paragraph-properties fo:orphans="2" fo:widows="2"/>
    </style:style>
    <style:style style:name="P7" style:family="paragraph" style:parent-style-name="bullet">
      <style:paragraph-properties fo:margin-top="0in" fo:margin-bottom="0.0693in" fo:orphans="2" fo:widows="2"/>
    </style:style>
    <style:style style:name="P8" style:family="paragraph" style:parent-style-name="bullet">
      <style:paragraph-properties fo:margin-top="0in" fo:margin-bottom="0.0693in" fo:text-align="start" style:justify-single-word="false" fo:orphans="2" fo:widows="2"/>
    </style:style>
    <style:style style:name="P9" style:family="paragraph" style:parent-style-name="body">
      <style:paragraph-properties fo:orphans="2" fo:widows="2"/>
    </style:style>
    <style:style style:name="P10" style:family="paragraph" style:parent-style-name="body">
      <style:paragraph-properties fo:orphans="2" fo:widows="2"/>
      <style:text-properties style:font-name="Courier New" style:font-name-complex="Courier New2"/>
    </style:style>
    <style:style style:name="P11" style:family="paragraph" style:parent-style-name="body">
      <style:paragraph-properties fo:text-align="start" style:justify-single-word="false" fo:orphans="2" fo:widows="2"/>
    </style:style>
    <style:style style:name="P12" style:family="paragraph" style:parent-style-name="sectionheading">
      <style:paragraph-properties fo:margin-top="0.028in" fo:margin-bottom="0.0555in" fo:orphans="2" fo:widows="2"/>
    </style:style>
    <style:style style:name="P13" style:family="paragraph" style:parent-style-name="sectionheading">
      <style:paragraph-properties fo:margin-top="0.0417in" fo:margin-bottom="0.0555in" fo:orphans="2" fo:widows="2"/>
    </style:style>
    <style:style style:name="P14" style:family="paragraph" style:parent-style-name="Heading_20_3">
      <style:paragraph-properties fo:margin-top="0.0417in" fo:margin-bottom="0.0693in" fo:orphans="2" fo:widows="2"/>
    </style:style>
    <style:style style:name="P15" style:family="paragraph" style:parent-style-name="Heading_20_2">
      <style:paragraph-properties fo:margin-top="0in" fo:margin-bottom="0.0972in" fo:orphans="2" fo:widows="2"/>
    </style:style>
    <style:style style:name="P16" style:family="paragraph" style:parent-style-name="Heading_20_1" style:master-page-name="Standard">
      <style:paragraph-properties fo:margin-top="0in" fo:margin-bottom="0in" fo:orphans="2" fo:widows="2" style:page-number="auto"/>
    </style:style>
    <style:style style:name="P17" style:family="paragraph" style:parent-style-name="body">
      <style:paragraph-properties fo:orphans="2" fo:widows="2"/>
    </style:style>
    <style:style style:name="P18"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fo:font-style="italic" style:font-style-asian="italic" style:font-style-complex="italic"/>
    </style:style>
    <style:style style:name="T3" style:family="text">
      <style:text-properties fo:font-size="12pt" style:font-size-asian="12pt" style:font-size-complex="12pt"/>
    </style:style>
    <style:style style:name="T4" style:family="text">
      <style:text-properties fo:font-size="10.5pt" style:font-size-asian="10.5pt" style:font-size-complex="10.5pt"/>
    </style:style>
    <style:style style:name="T5" style:family="text">
      <style:text-properties style:font-name="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284730944" text:id="ct284730944">
          <text:format-change>
            <office:change-info>
              <dc:creator>Unknown Author</dc:creator>
              <dc:date>2021-08-22T17:46:00</dc:date>
            </office:change-info>
          </text:format-change>
        </text:changed-region>
        <text:changed-region xml:id="ct347449840" text:id="ct347449840">
          <text:deletion>
            <office:change-info>
              <dc:creator>Unknown Author</dc:creator>
              <dc:date>2021-08-22T17:53:00</dc:date>
            </office:change-info>
            <text:p text:style-name="P1">s</text:p>
          </text:deletion>
        </text:changed-region>
        <text:changed-region xml:id="ct347449736" text:id="ct347449736">
          <text:insertion>
            <office:change-info>
              <dc:creator>Unknown Author</dc:creator>
              <dc:date>2021-08-22T17:53:00</dc:date>
            </office:change-info>
          </text:insertion>
        </text:changed-region>
        <text:changed-region xml:id="ct284734896" text:id="ct284734896">
          <text:format-change>
            <office:change-info>
              <dc:creator>Unknown Author</dc:creator>
              <dc:date>2021-08-22T17:49:00</dc:date>
            </office:change-info>
          </text:format-change>
        </text:changed-region>
        <text:changed-region xml:id="ct284733336" text:id="ct284733336">
          <text:format-change>
            <office:change-info>
              <dc:creator>Unknown Author</dc:creator>
              <dc:date>2021-08-22T17:48: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8" svg:width="6.4996in" svg:height="0.135in" svg:x="-2.3752in" svg:y="0in">
        <draw:image xlink:href="Pictures/20000007000025F9000000C9F0140E06.wmf" xlink:type="simple" xlink:show="embed" xlink:actuate="onLoad">
          <text:p/>
        </draw:image>
      </draw:frame>
      <draw:frame text:anchor-type="page" text:anchor-page-number="1" draw:z-index="6" draw:name="Picture 67"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9" draw:name="Picture 68"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0" draw:name="Picture 69"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1" draw:name="Picture 70"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2" draw:name="Picture 71"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3" draw:name="Picture 72"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4" draw:name="Picture 73"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5" draw:name="Picture 74"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6" draw:name="Picture 75"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7" draw:name="Picture 76"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8" draw:name="Picture 77"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19" draw:name="Picture 78" draw:style-name="gr2" draw:text-style-name="P18" svg:width="2.7913in" svg:height="0.135in" svg:x="-2.3752in" svg:y="0in">
        <draw:image xlink:href="Pictures/2000000700000FB5000000C94FDA4EAC.wmf" xlink:type="simple" xlink:show="embed" xlink:actuate="onLoad">
          <text:p/>
        </draw:image>
      </draw:frame>
      <draw:frame text:anchor-type="page" text:anchor-page-number="1" draw:z-index="20" draw:name="Picture 79" draw:style-name="gr2" draw:text-style-name="P18" svg:width="2.7913in" svg:height="0.135in" svg:x="-2.3752in" svg:y="0in">
        <draw:image xlink:href="Pictures/2000000700000FB5000000C94FDA4EAC.wmf" xlink:type="simple" xlink:show="embed" xlink:actuate="onLoad">
          <text:p/>
        </draw:image>
      </draw:frame>
      <text:h text:style-name="P16" text:outline-level="1"><text:bookmark text:name="R-1026380"/>JDOHelper</text:h>
      <text:p text:style-name="P4"><text:bookmark text:name="_GoBack"/><draw:frame draw:style-name="fr1" draw:name="graphics1" text:anchor-type="as-char" svg:width="6.5in" svg:height="0.1346in" draw:z-index="21"><draw:image xlink:href="Pictures/20000007000025F9000000C9F0140E06.wmf" xlink:type="simple" xlink:show="embed" xlink:actuate="onLoad"/></draw:frame></text:p>
      <text:p text:style-name="P1"><text:span text:style-name="T1">JDOHelper</text:span> is a class with static methods that is intended for use by persistence-aware classes. It contains methods that allow interrogation of the persistent state of an instance of a persistence-capable class. </text:p>
      <text:p text:style-name="P1"><text:span text:style-name="Assertion">A8-1 [</text:span>Each method delegates to the instance, if it implements <text:span text:style-name="T1">PersistenceCapable</text:span>.<text:span text:style-name="Assertion">]</text:span> Otherwise, it delegates to any JDO implementations registered with <text:alphabetical-index-mark-start text:id="IMark196192960" text:main-entry="true"/><text:span text:style-name="T1">JDOImplHelper</text:span><text:alphabetical-index-mark-end text:id="IMark196192960"/> via the <text:alphabetical-index-mark-start text:id="IMark196193392" text:main-entry="true"/><text:span text:style-name="T1">StateInterrogation</text:span><text:alphabetical-index-mark-end text:id="IMark196193392"/> interface.</text:p>
      <text:p text:style-name="P1">If no registered implementation recognizes the instance, then </text:p>
      <text:p text:style-name="P7">•<text:tab/>if the method returns a value of reference type, it returns <text:span text:style-name="T1">null</text:span>; </text:p>
      <text:p text:style-name="P7">•<text:tab/>if the method returns a value of boolean type, it returns <text:span text:style-name="T1">false</text:span>; </text:p>
      <text:p text:style-name="P1">if the method returns <text:span text:style-name="T1">void</text:span>, there is no effect. If no registered implementation recognizes the instance, then </text:p>
      <text:p text:style-name="P7">•<text:tab/>if the method returns a value of reference type, it returns <text:span text:style-name="T1">null</text:span>; </text:p>
      <text:p text:style-name="P7">•<text:tab/>if the method returns a value of boolean type, it returns <text:span text:style-name="T1">false</text:span>; </text:p>
      <text:p text:style-name="P1">if the method returns <text:span text:style-name="T1">void</text:span>, there is no effect. If no registered implementation recognizes the instance, then </text:p>
      <text:p text:style-name="P7">•<text:tab/>if the method returns a value of reference type, it returns <text:span text:style-name="T1">null</text:span>; </text:p>
      <text:p text:style-name="P7">•<text:tab/>if the method returns a value of boolean type, it returns <text:span text:style-name="T1">false</text:span>; </text:p>
      <text:p text:style-name="P7">•<text:tab/>if the method returns <text:span text:style-name="T1">void</text:span>, there is no effect.</text:p>
      <text:p text:style-name="P2">package javax.jdo;</text:p>
      <text:p text:style-name="P2">class JDOHelper {</text:p>
      <text:p text:style-name="P2"><text:tab/>/* Some applications might prefer to use an instance</text:p>
      <text:p text:style-name="P2"><text:tab/> * method instead of static methods.</text:p>
      <text:p text:style-name="P2"><text:tab/> */</text:p>
      <text:p text:style-name="P2"><text:tab/>public JDOHelper();</text:p>
      <text:p text:style-name="P1">The instance returned by the constructor is thread safe. It can be used from any number of threads without concern for synchronization.</text:p>
      <text:p text:style-name="P5"><draw:frame draw:style-name="fr1" draw:name="1" text:anchor-type="as-char" svg:width="2.7917in" svg:height="0.1346in" draw:z-index="1"><draw:image xlink:href="Pictures/2000000700000FB5000000C94FDA4EAC.wmf" xlink:type="simple" xlink:show="embed" xlink:actuate="onLoad"/></draw:frame></text:p>
      <text:h text:style-name="P15" text:outline-level="2">Persistence Manager</text:h>
      <text:p text:style-name="P2">static PersistenceManager <text:alphabetical-index-mark-start text:id="IMark196193200" text:main-entry="true"/>getPersistenceManager<text:alphabetical-index-mark-end text:id="IMark196193200"/> (Object pc);</text:p>
      <text:p text:style-name="P1"><text:soft-page-break/><text:span text:style-name="Assertion">A8.1-1 [</text:span>This method returns the associated <text:span text:style-name="T1">PersistenceManager</text:span>.<text:span text:style-name="Assertion">]</text:span> It returns <text:span text:style-name="T1">null</text:span> if the instance is <text:span text:style-name="Assertion">A8.1-2 [</text:span>transient<text:span text:style-name="Assertion">]</text:span> or <text:span text:style-name="Assertion">A8.1-4 [</text:span><text:span text:style-name="T1">null</text:span><text:span text:style-name="Assertion">]</text:span> or <text:span text:style-name="Assertion">A8.1-3 [</text:span>if its class is not persistence-capable.<text:span text:style-name="Assertion">]</text:span></text:p>
      <text:p text:style-name="P1">See also <text:span text:style-name="T1">PersistenceCapable.jdoGetPersistenceManager()</text:span>.</text:p>
      <text:p text:style-name="P5"><draw:frame draw:style-name="fr1" draw:name="2" text:anchor-type="as-char" svg:width="2.7917in" svg:height="0.1346in" draw:z-index="2"><draw:image xlink:href="Pictures/2000000700000FB5000000C94FDA4EAC.wmf" xlink:type="simple" xlink:show="embed" xlink:actuate="onLoad"/></draw:frame></text:p>
      <text:h text:style-name="P15" text:outline-level="2">Make Dirty</text:h>
      <text:p text:style-name="P2">static void <text:alphabetical-index-mark-start text:id="IMark196193200" text:main-entry="true"/>makeDirty<text:alphabetical-index-mark-end text:id="IMark196193200"/> (Object pc, String fieldName);</text:p>
      <text:p text:style-name="P1"><text:span text:style-name="Assertion">A8.2-1 [</text:span>This method marks the specified field dirty so that its values will be modified in the datastore when the instance is flushed. The <text:span text:style-name="T1">fieldName</text:span> is the name of the field to be marked as dirty, optionally including the fully qualified package name and class name of the field.<text:span text:style-name="Assertion">]</text:span> This method has no effect if the instance is <text:span text:style-name="Assertion">A8.2-2 [</text:span>transient<text:span text:style-name="Assertion">]</text:span> or <text:span text:style-name="Assertion">A8.2-3 [</text:span><text:span text:style-name="T1">null</text:span><text:span text:style-name="Assertion">]</text:span>, or <text:span text:style-name="Assertion">A8.2-4 [</text:span>if its class is not persistence-capable<text:span text:style-name="Assertion">]</text:span>; or <text:span text:style-name="Assertion">A8.2-6 [</text:span><text:span text:style-name="T1">fieldName</text:span> is not a managed field<text:span text:style-name="Assertion">]</text:span> <text:span text:style-name="Assertion">A8.2-5 [</text:span>If the instance is not transient and the field is not managed, a <text:span text:style-name="T1">JDOUserException</text:span> is thrown by <text:alphabetical-index-mark-start text:id="IMark196193200" text:main-entry="true"/><text:span text:style-name="T1">makeDirty</text:span><text:alphabetical-index-mark-end text:id="IMark196193200"/><text:span text:style-name="Assertion">]</text:span>.</text:p>
      <text:p text:style-name="P1">See also <text:span text:style-name="T1">PersistenceCapable.jdoMakeDirty(String fieldName)</text:span>.</text:p>
      <text:p text:style-name="P5"><draw:frame draw:style-name="fr1" draw:name="3" text:anchor-type="as-char" svg:width="2.7917in" svg:height="0.1346in" draw:z-index="3"><draw:image xlink:href="Pictures/2000000700000FB5000000C94FDA4EAC.wmf" xlink:type="simple" xlink:show="embed" xlink:actuate="onLoad"/></draw:frame></text:p>
      <text:h text:style-name="P15" text:outline-level="2">JDO Identity</text:h>
      <text:p text:style-name="P2">static Object <text:alphabetical-index-mark-start text:id="IMark196192960" text:main-entry="true"/>getObjectId<text:alphabetical-index-mark-end text:id="IMark196192960"/> (Object pc);</text:p>
      <text:p text:style-name="P1"><text:span text:style-name="Assertion">A8.3-1 [</text:span>This method returns the JDO identity of the instance for persistent and detached instances.<text:span text:style-name="Assertion">]</text:span> It returns <text:span text:style-name="T1">null</text:span> if the instance is <text:span text:style-name="Assertion">A8.3-2 [</text:span>transient<text:span text:style-name="Assertion">]</text:span> or <text:span text:style-name="Assertion">A8.3-4 [</text:span><text:span text:style-name="T1">null</text:span><text:span text:style-name="Assertion">]</text:span> or <text:span text:style-name="Assertion">A8.3-3 [</text:span>if its class is not persistence-capable<text:span text:style-name="Assertion">]</text:span>. <text:span text:style-name="Assertion">A8.3-9 [</text:span>If the identity is being changed in a transaction, this method returns the identity as of the beginning of the transaction.<text:span text:style-name="Assertion">]</text:span></text:p>
      <text:p text:style-name="P11">See also <text:span text:style-name="T1">PersistenceCapable.jdoGetObjectId()</text:span> and <text:span text:style-name="T1">PersistenceManager.getObjec tId(Object pc)</text:span>.</text:p>
      <text:p text:style-name="P2"><text:span text:style-name="Assertion">A8.3-11 [</text:span>static Object[] <text:alphabetical-index-mark-start text:id="IMark196192960" text:main-entry="true"/>getObjectIds<text:alphabetical-index-mark-end text:id="IMark196192960"/> (Object[] pcs);</text:p>
      <text:p text:style-name="P2">static Collection <text:alphabetical-index-mark-start text:id="IMark196192960" text:main-entry="true"/>getObjectIds<text:alphabetical-index-mark-end text:id="IMark196192960"/> (Collection pcs);</text:p>
      <text:p text:style-name="P1">These methods return the JDO identities of the parameter instances. For each instance in the parameter, the <text:alphabetical-index-mark-start text:id="IMark196192960" text:main-entry="true"/><text:span text:style-name="T1">getObjectId</text:span><text:alphabetical-index-mark-end text:id="IMark196192960"/> method is called. They return one identity instance for each persistence-capable instance in the parameter. The order of iteration of the returned <text:span text:style-name="T1">Collection</text:span> exactly matches the order of iteration of the parameter <text:span text:style-name="T1">Collection</text:span>.<text:span text:style-name="Assertion">]</text:span></text:p>
      <text:p text:style-name="P2">static Object <text:alphabetical-index-mark-start text:id="IMark196192960" text:main-entry="true"/>getTransactionalObjectId<text:alphabetical-index-mark-end text:id="IMark196192960"/> (Object pc);</text:p>
      <text:p text:style-name="P1"><text:span text:style-name="Assertion">A8.3-5 [</text:span>This method returns the JDO identity of the instance.<text:span text:style-name="Assertion">]</text:span> It returns <text:span text:style-name="T1">null</text:span> if the instance is <text:span text:style-name="Assertion">A8.3-6 [</text:span>transient<text:span text:style-name="Assertion">]</text:span> or <text:span text:style-name="Assertion">A8.3-8 [</text:span><text:span text:style-name="T1">null</text:span><text:span text:style-name="Assertion">]</text:span> or <text:span text:style-name="Assertion">A8.3-7 [</text:span>does not implement <text:span text:style-name="T1">PersistenceCapable</text:span><text:span text:style-name="Assertion">]</text:span>. <text:span text:style-name="Assertion">A8.3-10 [</text:span>If the identity is being changed in a transaction, this method returns the current identity in the transaction.<text:span text:style-name="Assertion">]</text:span></text:p>
      <text:p text:style-name="P11">See also <text:span text:style-name="T1">PersistenceCapable.jdoGetTransactionalObjectId()</text:span>and <text:span text:style-name="T1">PersistenceManager.</text:span><text:alphabetical-index-mark-start text:id="IMark196193392" text:main-entry="true"/><text:span text:style-name="T1">getTransactionalObjectId</text:span><text:alphabetical-index-mark-end text:id="IMark196193392"/><text:span text:style-name="T1">(Object pc)</text:span>.</text:p>
      <text:p text:style-name="P5"><text:soft-page-break/><draw:frame draw:style-name="fr1" draw:name="4" text:anchor-type="as-char" svg:width="2.7917in" svg:height="0.1346in" draw:z-index="4"><draw:image xlink:href="Pictures/2000000700000FB5000000C94FDA4EAC.wmf" xlink:type="simple" xlink:show="embed" xlink:actuate="onLoad"/></draw:frame></text:p>
      <text:h text:style-name="P15" text:outline-level="2">JDO Version</text:h>
      <text:p text:style-name="P2"><text:span text:style-name="Assertion">A8.4-1 [</text:span>static Object <text:alphabetical-index-mark-start text:id="IMark196193200" text:main-entry="true"/>getVersion<text:alphabetical-index-mark-end text:id="IMark196193200"/> (Object pc);</text:p>
      <text:p text:style-name="P1">This method returns the JDO version of the instance for persistent and detached instances. It returns <text:span text:style-name="T1">null</text:span> if the instance is transient or <text:span text:style-name="T1">null</text:span> or if its class is not persistence-capable.<text:span text:style-name="Assertion">]</text:span></text:p>
      <text:p text:style-name="P5"><draw:frame draw:style-name="fr1" draw:name="5" text:anchor-type="as-char" svg:width="2.7917in" svg:height="0.1346in" draw:z-index="5"><draw:image xlink:href="Pictures/2000000700000FB5000000C94FDA4EAC.wmf" xlink:type="simple" xlink:show="embed" xlink:actuate="onLoad"/></draw:frame></text:p>
      <text:h text:style-name="P15" text:outline-level="2">Status interrogation</text:h>
      <text:p text:style-name="P1">The status interrogation methods return a <text:span text:style-name="T1">boolean</text:span> that represents the state of the instance:</text:p>
      <text:h text:style-name="P14" text:outline-level="3">Dirty</text:h>
      <text:p text:style-name="P2">static boolean <text:alphabetical-index-mark-start text:id="IMark196193392" text:main-entry="true"/>isDirty<text:alphabetical-index-mark-end text:id="IMark196193392"/> (Object pc);</text:p>
      <text:p text:style-name="P1"><text:span text:style-name="Assertion">A8.4.1-1 [</text:span>Instances whose state has been changed in the current transaction return <text:span text:style-name="T1">true</text:span>.<text:change-start text:change-id="ct284730944"/><text:span text:style-name="Assertion">]</text:span><text:change-end text:change-id="ct284730944"/> <text:span text:style-name="Assertion">A8.4.1-2 [</text:span>If the object parameter is not null and implements <text:span text:style-name="T1">PersistenceCapable</text:span>, <text:span text:style-name="T1">JDOHelper.</text:span><text:alphabetical-index-mark-start text:id="IMark196193392" text:main-entry="true"/><text:span text:style-name="T1">isDirty</text:span><text:alphabetical-index-mark-end text:id="IMark196193392"/> delegates to the parameter instance and instances whose state has not been changed in the current transaction return <text:span text:style-name="T1">false</text:span>. <text:span text:style-name="Assertion">]</text:span>It returns <text:span text:style-name="T1">false</text:span> if the instance is <text:span text:style-name="Assertion">A8.4.1-3 [</text:span>transient<text:span text:style-name="Assertion">]</text:span> or <text:span text:style-name="Assertion">A8.4.1-5 [</text:span><text:span text:style-name="T1">null</text:span><text:span text:style-name="Assertion">]</text:span> or if <text:span text:style-name="Assertion">A8.4.1-4 [</text:span>its class is not persistence-capable<text:span text:style-name="Assertion">]</text:span>.</text:p>
      <text:p text:style-name="P1">See also <text:span text:style-name="T1">PersistenceCapable.jdoIsDirty();</text:span></text:p>
      <text:h text:style-name="P14" text:outline-level="3">Transactional</text:h>
      <text:p text:style-name="P2">static boolean <text:alphabetical-index-mark-start text:id="IMark196193392" text:main-entry="true"/>isTransactional<text:alphabetical-index-mark-end text:id="IMark196193392"/> (Object pc);</text:p>
      <text:p text:style-name="P1"><text:span text:style-name="Assertion">A8.4.2-1 [</text:span>Instances whose state is associated with the current transaction return <text:span text:style-name="T1">true</text:span><text:span text:style-name="Assertion">]</text:span> <text:span text:style-name="Assertion">A8.4.2-2 [</text:span>. If the object parameter is not null, not transient, and implements PersistenceCapable, <text:alphabetical-index-mark-start text:id="IMark196193392" text:main-entry="true"/>isTransactional<text:alphabetical-index-mark-end text:id="IMark196193392"/> delegates to the parameter instance and instances whose state is not associated with the current transaction <text:s/>return false.<text:span text:style-name="Assertion">]</text:span> It returns <text:span text:style-name="T1">false</text:span> if the instance is <text:span text:style-name="Assertion">A8.4.2-3 [</text:span>transient<text:span text:style-name="Assertion">]</text:span> or <text:span text:style-name="Assertion">A8.4.2-5 [</text:span><text:span text:style-name="T1">null</text:span><text:span text:style-name="Assertion">]</text:span> or <text:span text:style-name="Assertion">A8.4.2-4 [</text:span>if its class is not persistence-capable<text:span text:style-name="Assertion">]</text:span>.</text:p>
      <text:p text:style-name="P1">See also <text:span text:style-name="T1">PersistenceCapable.jdoIsTransactional()</text:span>.</text:p>
      <text:h text:style-name="P14" text:outline-level="3">Persistent</text:h>
      <text:p text:style-name="P2">static boolean <text:alphabetical-index-mark-start text:id="IMark196193200" text:main-entry="true"/>isPersistent<text:alphabetical-index-mark-end text:id="IMark196193200"/> (Object pc);</text:p>
      <text:p text:style-name="P1"><text:span text:style-name="Assertion">A8.4.3-1 [</text:span>Instances that represent persistent objects in the datastore return <text:span text:style-name="T1">true</text:span><text:span text:style-name="Assertion">]</text:span>. <text:span text:style-name="Assertion">A8.4.3-2 [</text:span>If the object parameter is not null, not transient, and implements <text:span text:style-name="T1">PersistenceCapable</text:span>, <text:alphabetical-index-mark-start text:id="IMark196193200" text:main-entry="true"/><text:span text:style-name="T1">isPersistent</text:span><text:alphabetical-index-mark-end text:id="IMark196193200"/> delegates to the parameter instance and instances that do not represent persistent objects in the data store return <text:span text:style-name="T1">false</text:span>. <text:span text:style-name="Assertion">]</text:span>It returns <text:span text:style-name="T1">false </text:span>if the instance is <text:span text:style-name="Assertion">A8.4.3-3 [</text:span>transient<text:span text:style-name="Assertion">]</text:span> or <text:span text:style-name="Assertion">A8.4.3-5 [</text:span><text:span text:style-name="T1">null</text:span><text:span text:style-name="Assertion">]</text:span> or <text:span text:style-name="Assertion">A8.4.3-4 [</text:span>if its class is not persistence-capable<text:span text:style-name="Assertion">]</text:span>.</text:p>
      <text:p text:style-name="P1">See also <text:span text:style-name="T1">PersistenceCapable.jdoIsPersistent();</text:span></text:p>
      <text:h text:style-name="P14" text:outline-level="3">New</text:h>
      <text:p text:style-name="P10"><text:bookmark text:name="X-10615386"/>static boolean <text:alphabetical-index-mark-start text:id="IMark196193440" text:main-entry="true"/>isNew<text:alphabetical-index-mark-end text:id="IMark196193440"/> (Object pc);</text:p>
      <text:p text:style-name="P1"><text:span text:style-name="Assertion">A8.4.4-1 [</text:span>Instances that have been made persistent in the current transaction return <text:span text:style-name="T1">true</text:span>.<text:span text:style-name="Assertion">]</text:span> <text:span text:style-name="Assertion">A8.4.4-2 [</text:span>If the object parameter is not null, not transient, and implements <text:span text:style-name="T1">PersistenceCapable</text:span>, <text:alphabetical-index-mark-start text:id="IMark196193440" text:main-entry="true"/><text:span text:style-name="T1">isNew</text:span><text:alphabetical-index-mark-end text:id="IMark196193440"/> delegates to the parameter instance and instances that have <text:soft-page-break/>not been made persistent in the current transaction return <text:span text:style-name="T1">false</text:span><text:span text:style-name="T2">. </text:span><text:span text:style-name="Assertion">]</text:span>It returns <text:span text:style-name="T1">false</text:span> if the instance is <text:span text:style-name="Assertion">A8.4.4-3 [</text:span>transient<text:span text:style-name="Assertion">]</text:span> or <text:span text:style-name="Assertion">A8.4.4-5 [</text:span><text:span text:style-name="T1">null</text:span><text:span text:style-name="Assertion">]</text:span> or <text:span text:style-name="Assertion">A8.4.4-4 [</text:span>if its class is not persistence-capable<text:span text:style-name="Assertion">]</text:span>.</text:p>
      <text:p text:style-name="P1">See also <text:span text:style-name="T1">PersistenceCapable.jdoIsNew();</text:span></text:p>
      <text:h text:style-name="P14" text:outline-level="3">Deleted</text:h>
      <text:p text:style-name="P2">static boolean <text:alphabetical-index-mark-start text:id="IMark196193440" text:main-entry="true"/>isDeleted<text:alphabetical-index-mark-end text:id="IMark196193440"/> (Object pc);</text:p>
      <text:p text:style-name="P1"><text:span text:style-name="Assertion">A8.4.5-1 [</text:span>Instances that have been deleted in the current transaction return <text:span text:style-name="T1">true</text:span>.<text:span text:style-name="Assertion">]</text:span> <text:span text:style-name="Assertion">A8.4.5-2 [</text:span>If the object parameter is not null, not transient, and implements <text:span text:style-name="T1">PersistenceCapable</text:span>, <text:alphabetical-index-mark-start text:id="IMark196193440" text:main-entry="true"/><text:span text:style-name="T1">isDeleted</text:span><text:alphabetical-index-mark-end text:id="IMark196193440"/> delegates to the parameter instance and instances that have not been deleted in the current transaction return <text:span text:style-name="T1">false</text:span>. <text:span text:style-name="Assertion">]</text:span>It returns <text:span text:style-name="T1">false </text:span>if the instance is <text:span text:style-name="Assertion">A8.4.5-3 [</text:span>transient<text:span text:style-name="Assertion">]</text:span> or <text:span text:style-name="Assertion">A8.4.5-5 [</text:span><text:span text:style-name="T1">null</text:span><text:span text:style-name="Assertion">]</text:span> or <text:span text:style-name="Assertion">A8.4.5-4 [</text:span>if its class is not persistence-capable<text:span text:style-name="Assertion">]</text:span>.</text:p>
      <text:p text:style-name="P1">See also <text:span text:style-name="T1">PersistenceCapable.jdoIsDeleted();</text:span></text:p>
      <text:h text:style-name="P14" text:outline-level="3">Detached</text:h>
      <text:p text:style-name="P2"><text:span text:style-name="Assertion">A8.5.6-1 [</text:span>static boolean <text:alphabetical-index-mark-start text:id="IMark196193440" text:main-entry="true"/>isDetached<text:alphabetical-index-mark-end text:id="IMark196193440"/> (Object pc);</text:p>
      <text:p text:style-name="P1">Instances that have been detached return true. The method returns false if the instance is transient or null or if its class is not detachable.<text:span text:style-name="Assertion">]</text:span></text:p>
      <text:p text:style-name="P1">See also <text:span text:style-name="T1">PersistenceCapable.jdoIsDetached()</text:span><text:span text:style-name="T3">;</text:span></text:p>
      <text:p text:style-name="P5"><draw:frame draw:style-name="fr1" draw:name="6" text:anchor-type="as-char" svg:width="2.7917in" svg:height="0.1346in" draw:z-index="7"><draw:image xlink:href="Pictures/2000000700000FB5000000C94FDA4EAC.wmf" xlink:type="simple" xlink:show="embed" xlink:actuate="onLoad"/></draw:frame></text:p>
      <text:h text:style-name="P15" text:outline-level="2">State Interrogation</text:h>
      <text:p text:style-name="P2">public static ObjectState <text:alphabetical-index-mark-start text:id="IMark196193200" text:main-entry="true"/>getObjectState<text:alphabetical-index-mark-end text:id="IMark196193200"/>(Object pc);</text:p>
      <text:p text:style-name="P1">This method returns an enum representing the life cycle state of the parameter instance. The enum has an overloaded <text:span text:style-name="T1">toString</text:span> method that returns the life cycle state as discussed in <text:change text:change-id="ct347449840"/><text:change-start text:change-id="ct347449736"/>S<text:change-end text:change-id="ct347449736"/>ection 5.5.</text:p>
      <text:p text:style-name="P1">If the parameter instance is <text:span text:style-name="T1">null</text:span>, the returned <text:span text:style-name="T1">ObjectState</text:span> is <text:span text:style-name="T1">null</text:span>.</text:p>
      <text:h text:style-name="P14" text:outline-level="3">enum ObjectState</text:h>
      <text:p text:style-name="P6">public enum ObjectState {</text:p>
      <text:p text:style-name="P6"><text:tab/>TRANSIENT("transient"),</text:p>
      <text:p text:style-name="P6"><text:tab/>TRANSIENT_CLEAN("transient-clean"),</text:p>
      <text:p text:style-name="P6"><text:tab/>TRANSIENT_DIRTY("transient-dirty"),</text:p>
      <text:p text:style-name="P6"><text:tab/>PERSISTENT_NEW("persistent-new"),</text:p>
      <text:p text:style-name="P6"><text:tab/>HOLLOW_PERSISTENT_NONTRANSACTIONAL("hollow/persistent-nontransactional"),</text:p>
      <text:p text:style-name="P6"><text:tab/>PERSISTENT_NONTRANSACTIONAL_DIRTY("persistent-nontransactional-dirty"),</text:p>
      <text:p text:style-name="P6"><text:tab/>PERSISTENT_CLEAN("persistent-clean"),</text:p>
      <text:p text:style-name="P6"><text:tab/>PERSISTENT_DIRTY("persistent-dirty"),</text:p>
      <text:p text:style-name="P6"><text:tab/>PERSISTENT_DELETED("persistent-deleted"),</text:p>
      <text:p text:style-name="P6"><text:tab/>PERSISTENT_NEW_DELETED("persistent-new-deleted"),</text:p>
      <text:p text:style-name="P6"><text:tab/>DETACHED_CLEAN("detached-clean"),</text:p>
      <text:p text:style-name="P6"><text:tab/>DETACHED_DIRTY("detached-dirty");</text:p>
      <text:p text:style-name="P6">}</text:p>
      <text:p text:style-name="P5"><text:soft-page-break/><draw:frame draw:style-name="fr1" draw:name="7" text:anchor-type="as-char" svg:width="2.7917in" svg:height="0.1346in" draw:z-index="8"><draw:image xlink:href="Pictures/2000000700000FB5000000C94FDA4EAC.wmf" xlink:type="simple" xlink:show="embed" xlink:actuate="onLoad"/></draw:frame></text:p>
      <text:h text:style-name="P15" text:outline-level="2"><text:alphabetical-index-mark-start text:id="IMark196193200" text:main-entry="true"/>PersistenceManagerFactory<text:alphabetical-index-mark-end text:id="IMark196193200"/> methods</text:h>
      <text:p text:style-name="P1">The methods in this section provide for bootstrapping the <text:alphabetical-index-mark-start text:id="IMark196193200" text:main-entry="true"/><text:span text:style-name="T1">PersistenceManagerFactory</text:span><text:alphabetical-index-mark-end text:id="IMark196193200"/> by configuration according to the properties documented in Section 11.1. Users have a choice of configuration techniques:</text:p>
      <text:p text:style-name="P8">•<text:tab/>The application provides a <text:span text:style-name="T1">Map</text:span> of properties used to construct a <text:alphabetical-index-mark-start text:id="IMark196193200" text:main-entry="true"/><text:span text:style-name="T1">PersistenceManagerFactory</text:span><text:alphabetical-index-mark-end text:id="IMark196193200"/></text:p>
      <text:p text:style-name="P7">•<text:tab/>The application provides a name (the name of a resource in standard Java <text:span text:style-name="T1">Properties</text:span> format, the name of a named <text:alphabetical-index-mark-start text:id="IMark196193200" text:main-entry="true"/>PersistenceManagerFactory<text:alphabetical-index-mark-end text:id="IMark196193200"/> from jdoconfig.xml, or the name of a JPA persistence unit), used to construct a <text:alphabetical-index-mark-start text:id="IMark196193392" text:main-entry="true"/><text:span text:style-name="T1">PersistenceManagerFactory</text:span><text:alphabetical-index-mark-end text:id="IMark196193392"/></text:p>
      <text:p text:style-name="P7">•<text:tab/>The application provides a <text:span text:style-name="T1">Map</text:span> of override properties and a name, used to construct a <text:alphabetical-index-mark-start text:id="IMark196193392" text:main-entry="true"/><text:span text:style-name="T1">PersistenceManagerFactory</text:span><text:alphabetical-index-mark-end text:id="IMark196193392"/></text:p>
      <text:p text:style-name="P7">•<text:tab/>The application provides an <text:span text:style-name="T1">InputStream</text:span> in standard Java <text:span text:style-name="T1">Properties</text:span> format whose contents define the properties for the <text:alphabetical-index-mark-start text:id="IMark196193392" text:main-entry="true"/><text:span text:style-name="T1">PersistenceManagerFactory</text:span><text:alphabetical-index-mark-end text:id="IMark196193392"/></text:p>
      <text:p text:style-name="P7">•<text:tab/>The application provides a <text:span text:style-name="T1">File</text:span> whose contents are in standard Java <text:span text:style-name="T1">Properties</text:span> format which define the properties for the <text:alphabetical-index-mark-start text:id="IMark196193392" text:main-entry="true"/><text:span text:style-name="T1">PersistenceManagerFactory</text:span><text:alphabetical-index-mark-end text:id="IMark196193392"/></text:p>
      <text:p text:style-name="P7">•<text:tab/>The application provides a <text:span text:style-name="T1">JNDI</text:span> name and context in which the name is defined</text:p>
      <text:p text:style-name="P8">•<text:tab/>The application provides a resource named <text:span text:style-name="T1">META-INF/jdoconfig.xml</text:span> and optio–nally <text:span text:style-name="T1">META-INF/services/javax.jdo.</text:span><text:alphabetical-index-mark-start text:id="IMark196192816" text:main-entry="true"/><text:span text:style-name="T1">PersistenceManagerFactory</text:span><text:alphabetical-index-mark-end text:id="IMark196192816"/> which contain configuration information</text:p>
      <text:p text:style-name="P8">•<text:span text:style-name="T1"><text:tab/></text:span><text:span text:style-name="Assertion"><text:span text:style-name="T1">A8.7-1 [</text:span></text:span>The application provides a resource named <text:span text:style-name="T1">META-INF/persistence.xml</text:span> and optionally <text:span text:style-name="T1">META-INF/services/javax.persistence.<text:line-break/>EntityManagerFactory</text:span> which contain configuration information<text:span text:style-name="Assertion"><text:span text:style-name="T1">]</text:span></text:span> </text:p>
      <text:h text:style-name="P12" text:outline-level="4"><text:tab/><text:tab/>Get by Name with Overrides</text:h>
      <text:p text:style-name="P2"><text:span text:style-name="Assertion">A8.6-22 [</text:span>public static </text:p>
      <text:p text:style-name="P2"><text:tab/><text:alphabetical-index-mark-start text:id="IMark196193200" text:main-entry="true"/>PersistenceManagerFactory<text:alphabetical-index-mark-end text:id="IMark196193200"/> <text:alphabetical-index-mark-start text:id="IMark196192816" text:main-entry="true"/>getPersistenceManagerFactory<text:alphabetical-index-mark-end text:id="IMark196192816"/></text:p>
      <text:p text:style-name="P2"><text:tab/><text:tab/>(Map overrides, String name, ClassLoader loader);<text:span text:style-name="Assertion">]</text:span></text:p>
      <text:p text:style-name="P2"><text:span text:style-name="Assertion">A8.6-23 [</text:span>public static </text:p>
      <text:p text:style-name="P2"><text:tab/><text:alphabetical-index-mark-start text:id="IMark196192816" text:main-entry="true"/>PersistenceManagerFactory<text:alphabetical-index-mark-end text:id="IMark196192816"/> <text:alphabetical-index-mark-start text:id="IMark196193200" text:main-entry="true"/>getPersistenceManagerFactory<text:alphabetical-index-mark-end text:id="IMark196193200"/></text:p>
      <text:p text:style-name="P2"><text:tab/><text:tab/>(Map overrides, String name);<text:span text:style-name="Assertion">]</text:span> </text:p>
      <text:p text:style-name="P1">These methods resolve the name parameter, taking the name as a resource name, the name of a <text:change-start text:change-id="ct284734896"/><text:alphabetical-index-mark-start text:id="IMark196193200" text:main-entry="true"/><text:span text:style-name="T5">PersistenceManagerFactory</text:span><text:change-end text:change-id="ct284734896"/><text:alphabetical-index-mark-end text:id="IMark196193200"/> from jdoconfig.xml, or a Persistence Unit name from persistence.xml and delegate to the static factory method <text:alphabetical-index-mark-start text:id="IMark196192816" text:main-entry="true"/><text:span text:style-name="T1">getPersistenceManagerFactory</text:span><text:alphabetical-index-mark-end text:id="IMark196192816"/><text:span text:style-name="T1"> (Map overrides, Map props)</text:span>. The name is trimmed of leading and trailing white space before being used.</text:p>
      <text:h text:style-name="P13" text:outline-level="4"><text:tab/><text:tab/>Get by Properties file or input stream</text:h>
      <text:p text:style-name="P2"><text:span text:style-name="Assertion">A8.6-13 [</text:span>public static </text:p>
      <text:p text:style-name="P2"><text:soft-page-break/><text:tab/><text:alphabetical-index-mark-start text:id="IMark196193392" text:main-entry="true"/>PersistenceManagerFactory<text:alphabetical-index-mark-end text:id="IMark196193392"/> <text:alphabetical-index-mark-start text:id="IMark196192816" text:main-entry="true"/>getPersistenceManagerFactory<text:alphabetical-index-mark-end text:id="IMark196192816"/></text:p>
      <text:p text:style-name="P2"><text:tab/><text:tab/>(File propsFile);<text:span text:style-name="Assertion">]</text:span> </text:p>
      <text:p text:style-name="P2"><text:span text:style-name="Assertion">A8.6-14 [</text:span>public static </text:p>
      <text:p text:style-name="P2"><text:tab/><text:alphabetical-index-mark-start text:id="IMark196192816" text:main-entry="true"/>PersistenceManagerFactory<text:alphabetical-index-mark-end text:id="IMark196192816"/> <text:alphabetical-index-mark-start text:id="IMark196193392" text:main-entry="true"/>getPersistenceManagerFactory<text:alphabetical-index-mark-end text:id="IMark196193392"/></text:p>
      <text:p text:style-name="P2"><text:tab/><text:tab/>(File propsFile, ClassLoader loader);<text:span text:style-name="Assertion">]</text:span> </text:p>
      <text:p text:style-name="P2"><text:span text:style-name="Assertion">A8.6-17 [</text:span>public static </text:p>
      <text:p text:style-name="P2"><text:tab/><text:alphabetical-index-mark-start text:id="IMark196193392" text:main-entry="true"/>PersistenceManagerFactory<text:alphabetical-index-mark-end text:id="IMark196193392"/> <text:alphabetical-index-mark-start text:id="IMark196192816" text:main-entry="true"/>getPersistenceManagerFactory<text:alphabetical-index-mark-end text:id="IMark196192816"/></text:p>
      <text:p text:style-name="P2"><text:tab/><text:tab/>(InputStream stream);<text:span text:style-name="Assertion">]</text:span> </text:p>
      <text:p text:style-name="P2"><text:span text:style-name="Assertion">A8.6-18 [</text:span>public static </text:p>
      <text:p text:style-name="P2"><text:tab/><text:alphabetical-index-mark-start text:id="IMark196192816" text:main-entry="true"/>PersistenceManagerFactory<text:alphabetical-index-mark-end text:id="IMark196192816"/> <text:alphabetical-index-mark-start text:id="IMark196193392" text:main-entry="true"/>getPersistenceManagerFactory<text:alphabetical-index-mark-end text:id="IMark196193392"/></text:p>
      <text:p text:style-name="P2"><text:tab/><text:tab/>(InputStream stream, ClassLoader loader);</text:p>
      <text:p text:style-name="P6"><text:span text:style-name="Assertion">]</text:span> </text:p>
      <text:p text:style-name="P1">These methods use the parameter(s) passed as arguments to construct a <text:span text:style-name="T1">Properties</text:span> instance, and then delegate to the <text:span text:style-name="T1">JDOHelper</text:span> method <text:alphabetical-index-mark-start text:id="IMark196193392" text:main-entry="true"/><text:span text:style-name="T1">getPersistenceManagerFactory</text:span><text:alphabetical-index-mark-end text:id="IMark196193392"/><text:span text:style-name="T1"> </text:span>that takes a <text:span text:style-name="T1">Map</text:span> parameter. </text:p>
      <text:h text:style-name="P13" text:outline-level="4"><text:tab/><text:tab/>Get by Name</text:h>
      <text:p text:style-name="P2"><text:span text:style-name="Assertion">A8.6-15 [</text:span>public static </text:p>
      <text:p text:style-name="P2"><text:tab/><text:alphabetical-index-mark-start text:id="IMark196193392" text:main-entry="true"/>PersistenceManagerFactory<text:alphabetical-index-mark-end text:id="IMark196193392"/> <text:alphabetical-index-mark-start text:id="IMark196193200" text:main-entry="true"/>getPersistenceManagerFactory<text:alphabetical-index-mark-end text:id="IMark196193200"/></text:p>
      <text:p text:style-name="P2"><text:tab/><text:tab/>(String name);<text:span text:style-name="Assertion">]</text:span> </text:p>
      <text:p text:style-name="P2"><text:span text:style-name="Assertion">A8.6-16 [</text:span>public static </text:p>
      <text:p text:style-name="P2"><text:tab/><text:alphabetical-index-mark-start text:id="IMark196193200" text:main-entry="true"/>PersistenceManagerFactory<text:alphabetical-index-mark-end text:id="IMark196193200"/> <text:alphabetical-index-mark-start text:id="IMark196193392" text:main-entry="true"/>getPersistenceManagerFactory<text:alphabetical-index-mark-end text:id="IMark196193392"/></text:p>
      <text:p text:style-name="P2"><text:tab/><text:tab/>(String name, ClassLoader loader);<text:span text:style-name="Assertion">]</text:span> </text:p>
      <text:p text:style-name="P2"><text:span text:style-name="Assertion">A8.6-21[</text:span>public static </text:p>
      <text:p text:style-name="P2"><text:tab/><text:alphabetical-index-mark-start text:id="IMark196193392" text:main-entry="true"/>PersistenceManagerFactory<text:alphabetical-index-mark-end text:id="IMark196193392"/> <text:alphabetical-index-mark-start text:id="IMark196193200" text:main-entry="true"/>getPersistenceManagerFactory<text:alphabetical-index-mark-end text:id="IMark196193200"/></text:p>
      <text:p text:style-name="P2"><text:tab/><text:tab/>(String name, ClassLoader propsLoader,</text:p>
      <text:p text:style-name="P2"><text:tab/><text:tab/><text:tab/>ClassLoader pmfLoader);<text:span text:style-name="Assertion">]</text:span></text:p>
      <text:p text:style-name="P1">These methods use either the <text:span text:style-name="T1">propsLoader</text:span> (if specified), the <text:span text:style-name="T1">loader</text:span>, or the current thread’s context class loader to attempt to resolve the <text:span text:style-name="T1">name</text:span> to a <text:span text:style-name="T1">Properties</text:span> instance, and delegate to the static factory method <text:alphabetical-index-mark-start text:id="IMark196193200" text:main-entry="true"/><text:span text:style-name="T1">getPersistenceManagerFactory</text:span><text:alphabetical-index-mark-end text:id="IMark196193200"/><text:span text:style-name="T1"> (Map props)</text:span>. The name is trimmed of leading and trailing white space before being used.</text:p>
      <text:p text:style-name="P2">public static </text:p>
      <text:p text:style-name="P2"><text:tab/><text:alphabetical-index-mark-start text:id="IMark196192816" text:main-entry="true"/>PersistenceManagerFactory<text:alphabetical-index-mark-end text:id="IMark196192816"/> <text:alphabetical-index-mark-start text:id="IMark196193200" text:main-entry="true"/>getPersistenceManagerFactory<text:alphabetical-index-mark-end text:id="IMark196193200"/>();</text:p>
      <text:p text:style-name="P1">This method delegates to the method taking a <text:span text:style-name="T1">String</text:span> with the parameter set to the empty <text:span text:style-name="T1">String</text:span>. The default <text:alphabetical-index-mark-start text:id="IMark196193200" text:main-entry="true"/>PersistenceManagerFactory<text:alphabetical-index-mark-end text:id="IMark196193200"/> from jdoconfig.xml is obtained.</text:p>
      <text:h text:style-name="P13" text:outline-level="4"><text:tab/><text:tab/>Get by Properties map</text:h>
      <text:p text:style-name="P2"><text:span text:style-name="Assertion">A8.6-2 [</text:span>public static</text:p>
      <text:p text:style-name="P2"><text:tab/><text:alphabetical-index-mark-start text:id="IMark196193200" text:main-entry="true"/>PersistenceManagerFactory<text:alphabetical-index-mark-end text:id="IMark196193200"/> <text:alphabetical-index-mark-start text:id="IMark196192816" text:main-entry="true"/>getPersistenceManagerFactory<text:alphabetical-index-mark-end text:id="IMark196192816"/></text:p>
      <text:p text:style-name="P6"><text:change-start text:change-id="ct284733336"/><text:soft-page-break/><text:span text:style-name="T4"><text:tab/><text:tab/>(Map props);</text:span><text:span text:style-name="Assertion"><text:span text:style-name="T4">]</text:span></text:span><text:span text:style-name="T4"> </text:span><text:change-end text:change-id="ct284733336"/></text:p>
      <text:p text:style-name="P1"><text:span text:style-name="Assertion">A8.6-3 [</text:span>This method delegates to the corresponding method with a class loader parameter, using the calling thread’s current <text:span text:style-name="T1">contextClassLoader</text:span> as the class loader.<text:span text:style-name="Assertion">]</text:span> </text:p>
      <text:p text:style-name="P2"><text:span text:style-name="Assertion">A8.6-1 [</text:span>public static </text:p>
      <text:p text:style-name="P2"><text:tab/><text:alphabetical-index-mark-start text:id="IMark196193200" text:main-entry="true"/>PersistenceManagerFactory<text:alphabetical-index-mark-end text:id="IMark196193200"/> <text:alphabetical-index-mark-start text:id="IMark196192816" text:main-entry="true"/>getPersistenceManagerFactory<text:alphabetical-index-mark-end text:id="IMark196192816"/></text:p>
      <text:p text:style-name="P2"><text:tab/><text:tab/>(Map props, ClassLoader loader);<text:span text:style-name="Assertion">]</text:span></text:p>
      <text:p text:style-name="P1">The standard key values for the properties are found in Section 11.1.</text:p>
      <text:p text:style-name="P1"><text:span text:style-name="Assertion">A8.6-11 [</text:span>The returned <text:alphabetical-index-mark-start text:id="IMark196192816" text:main-entry="true"/><text:span text:style-name="T1">PersistenceManagerFactory</text:span><text:alphabetical-index-mark-end text:id="IMark196192816"/> is not configurable (the <text:span text:style-name="T1">setXXX</text:span> methods will throw an exception).<text:span text:style-name="Assertion">]</text:span> <text:span text:style-name="Assertion">A8.6-12 [</text:span>JDO implementations might manage a map of instantiated <text:alphabetical-index-mark-start text:id="IMark196193200" text:main-entry="true"/><text:span text:style-name="T1">PersistenceManagerFactory</text:span><text:alphabetical-index-mark-end text:id="IMark196193200"/> instances based on specified property key values, and return a previously instantiated <text:alphabetical-index-mark-start text:id="IMark196193392" text:main-entry="true"/><text:span text:style-name="T1">PersistenceManagerFactory</text:span><text:alphabetical-index-mark-end text:id="IMark196193392"/> instance. In this case, the properties of the returned instance must exactly match the requested properties.<text:span text:style-name="Assertion">]</text:span> </text:p>
      <text:h text:style-name="P13" text:outline-level="4"><text:tab/><text:tab/>Get by JNDI lookup</text:h>
      <text:p text:style-name="P2"><text:span text:style-name="Assertion">A8.6-19 [</text:span>public static </text:p>
      <text:p text:style-name="P2"><text:tab/><text:alphabetical-index-mark-start text:id="IMark196193392" text:main-entry="true"/>PersistenceManagerFactory<text:alphabetical-index-mark-end text:id="IMark196193392"/> <text:alphabetical-index-mark-start text:id="IMark196192816" text:main-entry="true"/>getPersistenceManagerFactory<text:alphabetical-index-mark-end text:id="IMark196192816"/></text:p>
      <text:p text:style-name="P2"><text:tab/><text:tab/>(String jndiLocation, Context context);</text:p>
      <text:p text:style-name="P2">@deprecated public static </text:p>
      <text:p text:style-name="P2"><text:tab/><text:alphabetical-index-mark-start text:id="IMark196192816" text:main-entry="true"/>PersistenceManagerFactory<text:alphabetical-index-mark-end text:id="IMark196192816"/> <text:alphabetical-index-mark-start text:id="IMark196193392" text:main-entry="true"/>getPersistenceManagerFactory<text:alphabetical-index-mark-end text:id="IMark196193392"/></text:p>
      <text:p text:style-name="P6"><text:span text:style-name="T4"><text:tab/><text:tab/>(String jndiLocation, Context context, ClassLoader loader);</text:span><text:span text:style-name="Assertion">]</text:span> </text:p>
      <text:p text:style-name="P2"/>
      <text:p text:style-name="P1">These methods look up the <text:alphabetical-index-mark-start text:id="IMark196193392" text:main-entry="true"/><text:span text:style-name="T1">PersistenceManagerFactory</text:span><text:alphabetical-index-mark-end text:id="IMark196193392"/> using the naming context and name supplied. The implementation’s factory method is not called. The behavior of this method depends on the implementation of the context and its interaction with the saved <text:alphabetical-index-mark-start text:id="IMark196192816" text:main-entry="true"/><text:span text:style-name="T1">PersistenceManagerFactory</text:span><text:alphabetical-index-mark-end text:id="IMark196192816"/> object. As with the other factory methods, the returned <text:alphabetical-index-mark-start text:id="IMark196193200" text:main-entry="true"/><text:span text:style-name="T1">PersistenceManagerFactory</text:span><text:alphabetical-index-mark-end text:id="IMark196193200"/> is not configurable.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8">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4</meta:editing-cycles>
    <meta:creation-date>2012-06-24T14:29:46.77</meta:creation-date>
    <meta:editing-duration>PT44M5S</meta:editing-duration>
    <meta:generator>OpenOffice/4.1.10$Win32 OpenOffice.org_project/4110m2$Build-9807</meta:generator>
    <dc:title>JDO_Chapter</dc:title>
    <dc:date>2021-08-22T17:57:30.87</dc:date>
    <meta:document-statistic meta:table-count="0" meta:image-count="8" meta:object-count="0" meta:page-count="7" meta:paragraph-count="161" meta:word-count="1677" meta:character-count="1269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